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b45e" officeooo:paragraph-rsid="0009b45e"/>
    </style:style>
    <style:style style:name="P2" style:family="paragraph" style:parent-style-name="Standard">
      <style:paragraph-properties fo:margin-top="0cm" fo:margin-bottom="0.499cm" style:contextual-spacing="false"/>
    </style:style>
    <style:style style:name="P3" style:family="paragraph" style:parent-style-name="Text_20_body" style:list-style-name="L1"/>
    <style:style style:name="P4" style:family="paragraph" style:parent-style-name="Text_20_body">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8"/>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9"/>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list-style-name="L10"/>
    <style:style style:name="P23" style:family="paragraph" style:parent-style-name="Text_20_body">
      <style:paragraph-properties fo:margin-top="0cm" fo:margin-bottom="0cm" style:contextual-spacing="false"/>
      <style:text-properties fo:font-size="8pt"/>
    </style:style>
    <style:style style:name="P24" style:family="paragraph" style:parent-style-name="Text_20_body" style:list-style-name="L11">
      <style:paragraph-properties fo:margin-top="0cm" fo:margin-bottom="0cm" style:contextual-spacing="false"/>
    </style:style>
    <style:style style:name="P25" style:family="paragraph" style:parent-style-name="Text_20_body" style:list-style-name="L11">
      <style:text-properties fo:color="#271a38" loext:opacity="100%"/>
    </style:style>
    <style:style style:name="P26" style:family="paragraph" style:parent-style-name="Text_20_body" style:list-style-name="L14">
      <style:paragraph-properties fo:margin-top="0cm" fo:margin-bottom="0cm" style:contextual-spacing="false"/>
      <style:text-properties fo:color="#271a38" loext:opacity="100%"/>
    </style:style>
    <style:style style:name="P27" style:family="paragraph" style:parent-style-name="Text_20_body" style:list-style-name="L14">
      <style:text-properties fo:color="#271a38" loext:opacity="100%"/>
    </style:style>
    <style:style style:name="P28" style:family="paragraph" style:parent-style-name="Text_20_body" style:list-style-name="L12">
      <style:paragraph-properties fo:margin-top="0cm" fo:margin-bottom="0cm" style:contextual-spacing="false"/>
    </style:style>
    <style:style style:name="P29" style:family="paragraph" style:parent-style-name="Text_20_body" style:list-style-name="L12"/>
    <style:style style:name="P30" style:family="paragraph" style:parent-style-name="Text_20_body" style:list-style-name="L13">
      <style:paragraph-properties fo:margin-top="0cm" fo:margin-bottom="0cm" style:contextual-spacing="false"/>
    </style:style>
    <style:style style:name="P31" style:family="paragraph" style:parent-style-name="Text_20_body" style:list-style-name="L13"/>
    <style:style style:name="P32" style:family="paragraph" style:parent-style-name="Text_20_body" style:list-style-name="L15">
      <style:paragraph-properties fo:margin-top="0cm" fo:margin-bottom="0cm" style:contextual-spacing="false"/>
    </style:style>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paragraph-properties fo:margin-top="0cm" fo:margin-bottom="0cm" style:contextual-spacing="false"/>
      <style:text-properties fo:font-weight="bold"/>
    </style:style>
    <style:style style:name="P38" style:family="paragraph" style:parent-style-name="Text_20_body" style:list-style-name="L19">
      <style:paragraph-properties fo:margin-top="0cm" fo:margin-bottom="0cm" style:contextual-spacing="false"/>
    </style:style>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paragraph-properties fo:margin-top="0cm" fo:margin-bottom="0cm" style:contextual-spacing="false"/>
    </style:style>
    <style:style style:name="P44" style:family="paragraph" style:parent-style-name="Text_20_body" style:list-style-name="L23"/>
    <style:style style:name="P45" style:family="paragraph" style:parent-style-name="Text_20_body" style:list-style-name="L24">
      <style:paragraph-properties fo:margin-top="0cm" fo:margin-bottom="0cm" style:contextual-spacing="false"/>
    </style:style>
    <style:style style:name="P46" style:family="paragraph" style:parent-style-name="Text_20_body" style:list-style-name="L24"/>
    <style:style style:name="P47" style:family="paragraph" style:parent-style-name="Text_20_body" style:list-style-name="L25">
      <style:paragraph-properties fo:margin-top="0cm" fo:margin-bottom="0cm" style:contextual-spacing="false"/>
    </style:style>
    <style:style style:name="P48" style:family="paragraph" style:parent-style-name="Text_20_body" style:list-style-name="L25"/>
    <style:style style:name="T1" style:family="text">
      <style:text-properties fo:font-style="italic"/>
    </style:style>
    <style:style style:name="T2" style:family="text">
      <style:text-properties fo:font-weight="bold"/>
    </style:style>
    <style:style style:name="T3" style:family="text">
      <style:text-properties style:text-underline-style="solid" style:text-underline-width="auto" style:text-underline-color="font-color"/>
    </style:style>
    <style:style style:name="T4" style:family="text">
      <style:text-properties fo:color="#fc1233" loext:opacity="100%"/>
    </style:style>
    <style:style style:name="T5" style:family="text">
      <style:text-properties fo:color="#fc1233" loext:opacity="100%" fo:font-weight="bold"/>
    </style:style>
    <style:style style:name="T6" style:family="text">
      <style:text-properties fo:color="#fc1233" loext:opacity="100%" fo:font-size="6pt" fo:font-weight="bold"/>
    </style:style>
    <style:style style:name="T7" style:family="text">
      <style:text-properties fo:font-size="7pt"/>
    </style:style>
    <style:style style:name="T8" style:family="text">
      <style:text-properties fo:color="#271a38" loext:opacity="100%"/>
    </style:style>
    <style:style style:name="T9" style:family="text">
      <style:text-properties fo:color="#271a38" loext:opacity="100%" fo:font-size="9pt"/>
    </style:style>
    <style:style style:name="T10" style:family="text">
      <style:text-properties fo:color="#271a38" loext:opacity="100%" fo:font-size="6pt"/>
    </style:style>
    <style:style style:name="T11" style:family="text">
      <style:text-properties fo:font-size="6pt"/>
    </style:style>
    <style:style style:name="T12" style:family="text">
      <style:text-properties fo:color="#333333" loext:opacity="100%"/>
    </style:style>
    <style:style style:name="T13" style:family="text">
      <style:text-properties fo:font-size="8pt"/>
    </style:style>
    <style:style style:name="T14" style:family="text">
      <style:text-properties fo:font-size="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ez et modélisez des séries temporelles</text:p>
      <text:p text:style-name="P1"/>
      <text:p text:style-name="P1">Lien vers le cours : <text:a xlink:type="simple" xlink:href="https://openclassrooms.com/fr/courses/4525371-analysez-et-modelisez-des-series-temporelles" text:style-name="Internet_20_link" text:visited-style-name="Visited_20_Internet_20_Link">Analysez et modélisez des séries temporelles</text:a></text:p>
      <text:p text:style-name="Standard"/>
      <text:p text:style-name="Standard">Ceci est une fiche maths.</text:p>
      <text:p text:style-name="Standard">La formation fourni un code R et un code Python. On va se concentrer sur le code python et les éléments théoriques.</text:p>
      <text:p text:style-name="Standard"/>
      <text:p text:style-name="P2">Projet de fin d'étude :</text:p>
      <text:list xml:id="list3183414960" text:style-name="L1">
        <text:list-item>
          <text:p text:style-name="P3">Décomposition et modélisation SARIMA des données de billets d'avion (données fournies avec le cours).</text:p>
        </text:list-item>
      </text:list>
      <text:p text:style-name="Text_20_body"/>
      <text:h text:style-name="Heading_20_1" text:outline-level="1">Motivations</text:h>
      <text:p text:style-name="P4">Les séries temporelles sont présentent dans les projets data. Qui plus est, on m'a donné beaucoup de projet sur les TS (<text:span text:style-name="T1">time series</text:span>) et j'avais pas le niveau à l'époque pour faire des études fiables dessus (en dehors du calcul de tendance). Dans la mesure où GPSEA n'a pas d'enjeu particulier, ça passe. Mais sur le CV j'ai quasiment une expertise dessus.</text:p>
      <text:p text:style-name="Text_20_body"/>
      <text:h text:style-name="Heading_20_1" text:outline-level="1">Quelques règles pour bien apprendre et appliquer :</text:h>
      <text:list xml:id="list649138248" text:style-name="L2">
        <text:list-item>
          <text:p text:style-name="P6">on essaie toujours de revenir à une forme que l'on connaît (simplification, factorisation etc).</text:p>
        </text:list-item>
        <text:list-item>
          <text:p text:style-name="P6">Bien connaître les <text:span text:style-name="T2">conditions d'application</text:span> + les <text:span text:style-name="T2">propriétés</text:span> des fonctions qu'on va utiliser.</text:p>
        </text:list-item>
        <text:list-item>
          <text:p text:style-name="P5">Toutes les fonctions et techniques vues doivent être comprises individuellement et être recontextualisées.</text:p>
        </text:list-item>
      </text:list>
      <text:p text:style-name="P4"/>
      <text:p text:style-name="Text_20_body"/>
      <text:h text:style-name="Heading_20_1" text:outline-level="1">1/ <text:span text:style-name="T3">Qu'est-ce qu'une série temporelle ?</text:span></text:h>
      <text:p text:style-name="Text_20_body"/>
      <text:h text:style-name="Heading_20_2" text:outline-level="2">1.1/ Composantes</text:h>
      <text:p text:style-name="P4"/>
      <text:p text:style-name="Text_20_body">Les séries temporelles ont <text:span text:style-name="T5">4 composantes principales</text:span>. L'ensemble des 4 permet de reconstituer la série, mais la décomposition en ces 4 composantes permet de mieux comprendre la série :</text:p>
      <text:list xml:id="list4291034336" text:style-name="L3">
        <text:list-item>
          <text:p text:style-name="P7">tendance,</text:p>
        </text:list-item>
        <text:list-item>
          <text:p text:style-name="P7">saisonnalité,</text:p>
        </text:list-item>
        <text:list-item>
          <text:p text:style-name="P7">cycles,</text:p>
        </text:list-item>
        <text:list-item>
          <text:p text:style-name="P8"><text:soft-page-break/>résidus.</text:p>
        </text:list-item>
      </text:list>
      <text:p text:style-name="P4">Exemple : </text:p>
      <text:p text:style-name="P4"><draw:frame draw:style-name="fr1" draw:name="Image1" text:anchor-type="as-char" svg:width="2cm" svg:height="1cm" draw:z-index="0"><draw:image xlink:href="https://www.evernote.com/shard/s234/res/f5dc1d6e-6e79-6dc1-fa71-c2efe80fb613" xlink:type="simple" xlink:show="embed" xlink:actuate="onLoad"/></draw:frame></text:p>
      <text:p text:style-name="Text_20_body"/>
      <text:h text:style-name="Heading_20_2" text:outline-level="2">1.2/ Outils d'analyse</text:h>
      <text:p text:style-name="Text_20_body"/>
      <text:list xml:id="list1047456814" text:style-name="L4">
        <text:list-item>
          <text:p text:style-name="P9"><text:span text:style-name="T3">Outils graphiques</text:span> : <text:span text:style-name="T1">lineplot</text:span> etc,</text:p>
        </text:list-item>
        <text:list-item>
          <text:p text:style-name="P9"><text:span text:style-name="T3">Techniques déterministes</text:span> : analyse de Fourier, décomposition, désaisonnalisation (moyennes mobiles, régression linéaire).</text:p>
        </text:list-item>
        <text:list-item>
          <text:p text:style-name="P10"><text:span text:style-name="T3">Techniques probabilistes</text:span> (stochastiques) : modèles type ARMA.</text:p>
        </text:list-item>
      </text:list>
      <text:p text:style-name="Text_20_body"/>
      <text:h text:style-name="Heading_20_1" text:outline-level="1">2/ <text:span text:style-name="T3">Importance de la saisonnalité</text:span></text:h>
      <text:p text:style-name="P4"/>
      <text:p text:style-name="P4"><text:span text:style-name="T3">Saisonnalité</text:span> : pour une série temporelle donnée appelée X, la saisonnalité est la présence d'un "motif" qui va se répéter. <text:span text:style-name="T2">Cette répétition rend incomparables les données d'une série  entre elles</text:span>, à des instants différents. Il faut donc désaisonnaliser (on parlera de séries corrigées des variations saisonnières).</text:p>
      <text:p text:style-name="P4"/>
      <text:p text:style-name="Text_20_body">Ce processus de suppression est appelé <text:span text:style-name="T5">désaisonnalisation</text:span> et permet :</text:p>
      <text:list xml:id="list3768928961" text:style-name="L5">
        <text:list-item>
          <text:p text:style-name="P11">de comparer différents instants d'une même série entre eux,</text:p>
        </text:list-item>
        <text:list-item>
          <text:p text:style-name="P11">de faciliter le traitement,</text:p>
        </text:list-item>
        <text:list-item>
          <text:p text:style-name="P11">de <text:span text:style-name="T2">conserver la tendance</text:span> d'une série,</text:p>
        </text:list-item>
        <text:list-item>
          <text:p text:style-name="P12">de réduire la variance.</text:p>
        </text:list-item>
      </text:list>
      <text:p text:style-name="Text_20_body"/>
      <text:h text:style-name="Heading_20_1" text:outline-level="1">3/ <text:span text:style-name="T3">Comment corriger une série</text:span></text:h>
      <text:p text:style-name="P4"/>
      <text:p text:style-name="Text_20_body">Deux méthodes sont régulièrement utilisées :</text:p>
      <text:list xml:id="list1102831187" text:style-name="L6">
        <text:list-item>
          <text:p text:style-name="P13">la régression linéaire,</text:p>
        </text:list-item>
        <text:list-item>
          <text:p text:style-name="P14">les moyennes mobiles.</text:p>
        </text:list-item>
      </text:list>
      <text:p text:style-name="Text_20_body"/>
      <text:h text:style-name="Heading_20_2" text:outline-level="2">3.1/ Régression linéaire</text:h>
      <text:p text:style-name="P4"><text:span text:style-name="T2">Très peu développée dans ce cours</text:span>.</text:p>
      <text:p text:style-name="Text_20_body"/>
      <text:h text:style-name="Heading_20_2" text:outline-level="2"><text:soft-page-break/>3.2/ Moyennes mobiles</text:h>
      <text:p text:style-name="P4"/>
      <text:p text:style-name="P4"><text:span text:style-name="T2">Définition</text:span> : une moyenne mobile est un "filtre" linéaire qui consiste à "transformer" un signal.</text:p>
      <text:p text:style-name="Text_20_body">On va utiliser une moyenne mobile la plupart du temps. On a différentes moyennes mobiles :</text:p>
      <text:list xml:id="list3208399869" text:style-name="L7">
        <text:list-item>
          <text:p text:style-name="P15">normalisée :</text:p>
        </text:list-item>
        <text:list-item>
          <text:p text:style-name="P15">centrée :</text:p>
        </text:list-item>
        <text:list-item>
          <text:p text:style-name="P16">symétrique :</text:p>
        </text:list-item>
      </text:list>
      <text:p text:style-name="P4"/>
      <text:p text:style-name="P4">θ : le coefficient saisonnier. Il est calculé <text:a xlink:type="simple" xlink:href="https://openclassrooms.com/fr/courses/4525371-analysez-et-modelisez-des-series-temporelles/5001626-decouvrez-des-algorithmes-de-traitement-des-moyennes-mobiles" text:style-name="Internet_20_link" text:visited-style-name="Visited_20_Internet_20_Link">ici</text:a> .</text:p>
      <text:p text:style-name="P4"/>
      <text:p text:style-name="P4"/>
      <text:p text:style-name="P4">On évalue la qualité d'une moyenne mobile par ses propriétés, qu'on peut identifier à l'aide du polynôme caractéristique :</text:p>
      <text:p text:style-name="P4"/>
      <text:p text:style-name="P4"/>
      <text:p text:style-name="P4">On utilise les moyennes mobiles pour faire ressortir les composantes des TS.</text:p>
      <text:p text:style-name="P4"/>
      <text:p text:style-name="P4"/>
      <text:p text:style-name="P4"/>
      <text:p text:style-name="P4"/>
      <text:p text:style-name="P4"/>
      <text:p text:style-name="Text_20_body"/>
      <text:h text:style-name="Heading_20_1" text:outline-level="1">4/ <text:span text:style-name="T3">Techniques de prévision déterministe : le lissage exponentiel</text:span></text:h>
      <text:p text:style-name="P4"/>
      <text:p text:style-name="P4"><text:a xlink:type="simple" xlink:href="https://blog.statoscop.fr/timeseries-4.html#:~:text=Le%20lissage%20exponentiel%20est%20une,%2C%20triple...)." text:style-name="Internet_20_link" text:visited-style-name="Visited_20_Internet_20_Link">Analyse et modélisation des TS avec Python - fr</text:a></text:p>
      <text:p text:style-name="P4">Il existe plusieurs techniques de prévisions de séries temporelles, qui vont se distinguer en deux "natures" : les déterministes (type lissage exponentiel, méthode de Holt-Winter) et les probabilistes (partie 5).</text:p>
      <text:p text:style-name="Text_20_body"/>
      <text:h text:style-name="Heading_20_2" text:outline-level="2">4.1/ Méthode</text:h>
      <text:p text:style-name="P4">La méthode de Holt-Winters consiste à prévoir une valeur d'une série X<text:span text:style-name="T7">t</text:span>, selon une constante a<text:span text:style-name="T7">t</text:span>.</text:p>
      <text:p text:style-name="P4"><draw:frame draw:style-name="fr1" draw:name="Image2" text:anchor-type="as-char" svg:width="14.305cm" svg:height="1cm" draw:z-index="1"><draw:image xlink:href="https://www.evernote.com/shard/s234/res/5cc4855d-bdf1-243e-e3b4-5c6fe5026ff9" xlink:type="simple" xlink:show="embed" xlink:actuate="onLoad"/></draw:frame></text:p>
      <text:p text:style-name="Text_20_body">Remarques :</text:p>
      <text:list xml:id="list3467957277" text:style-name="L8">
        <text:list-item>
          <text:p text:style-name="P17">les prévisions ne dépendent pas de l.</text:p>
        </text:list-item>
        <text:list-item>
          <text:p text:style-name="P18">Les valeurs les plus récentes (donc par rapport à l'horizon de prévision) ont plus de poids.</text:p>
        </text:list-item>
      </text:list>
      <text:p text:style-name="P4"/>
      <text:p text:style-name="Text_20_body"><text:soft-page-break/></text:p>
      <text:h text:style-name="Heading_20_2" text:outline-level="2">4.2/ Mise à jour de la fonction</text:h>
      <text:p text:style-name="Text_20_body"/>
      <text:h text:style-name="Heading_20_3" text:outline-level="3">4.2.1/ Mise à jour</text:h>
      <text:p text:style-name="P4">Il n'est pas nécessaire de recalculer une prévision, on peut s'appuyer sur les valeurs précédentes. On rappelle que :</text:p>
      <text:p text:style-name="P4"><draw:frame draw:style-name="fr1" draw:name="Image3" text:anchor-type="as-char" svg:width="12.383cm" svg:height="1cm" draw:z-index="2"><draw:image xlink:href="https://www.evernote.com/shard/s234/res/f19c8cfb-9cf3-98bf-102a-2d90633898db" xlink:type="simple" xlink:show="embed" xlink:actuate="onLoad"/></draw:frame></text:p>
      <text:p text:style-name="P4"/>
      <text:p text:style-name="P4"/>
      <text:p text:style-name="P4"/>
      <text:p text:style-name="Text_20_body"/>
      <text:h text:style-name="Heading_20_3" text:outline-level="3">4.2.2/ Choix du coefficient de lissage</text:h>
      <text:p text:style-name="P4">Afin de "choisir" un coefficient de lissage, on utilise un algorithme d'optimisation :</text:p>
      <text:p text:style-name="P4"><draw:frame draw:style-name="fr1" draw:name="Image4" text:anchor-type="as-char" svg:width="12.312cm" svg:height="1cm" draw:z-index="3"><draw:image xlink:href="https://www.evernote.com/shard/s234/res/c91ce050-4924-5eee-9114-6e54462bfda9" xlink:type="simple" xlink:show="embed" xlink:actuate="onLoad"/></draw:frame></text:p>
      <text:p text:style-name="P4">Cette quantité est la somme des écarts quadratiques des réalisations et des valeurs prévisionnelles de la série temporelle.</text:p>
      <text:p text:style-name="P4"/>
      <text:p text:style-name="P4"/>
      <text:p text:style-name="Text_20_body"/>
      <text:h text:style-name="Heading_20_1" text:outline-level="1">5/ <text:span text:style-name="T3">Techniques de prévision probabiliste</text:span></text:h>
      <text:p text:style-name="P4"><text:span text:style-name="T3">Processus stochastique</text:span> : le processus stochastique fait référence à un processus lié au hasard. Toutes les valeurs d'une TS sont liées au hasard, quand elles vont prendre des valeurs réelles.</text:p>
      <text:p text:style-name="P4"/>
      <text:p text:style-name="P4">A l'issue d'une modélisation, il nous faut un "bruit blanc" pour avoir un modèle fiable.</text:p>
      <text:p text:style-name="P4"><text:span text:style-name="T3">Bruit blanc</text:span> : bruit ne contenant plus d'information liée au temps (on parle d'<text:span text:style-name="T2">absence de dépendance linéaire</text:span>).</text:p>
      <text:p text:style-name="P4">Un bruit blanc doit suivre ces trois <text:span text:style-name="T5">propriétés</text:span> :</text:p>
      <text:p text:style-name="P4"><draw:frame draw:style-name="fr1" draw:name="Image5" text:anchor-type="as-char" svg:width="2cm" svg:height="1cm" draw:z-index="4"><draw:image xlink:href="https://www.evernote.com/shard/s234/res/11cff9b5-0f80-6b5e-5701-608ba9fa357e" xlink:type="simple" xlink:show="embed" xlink:actuate="onLoad"/></draw:frame></text:p>
      <text:p text:style-name="P4">avec <text:span text:style-name="T8">ε le résidu, t une valeur dans Z (ensemble des entiers positifs).</text:span></text:p>
      <text:p text:style-name="P4"/>
      <text:p text:style-name="P4"><draw:frame draw:style-name="fr1" draw:name="Image6" text:anchor-type="as-char" svg:width="9.172cm" svg:height="1cm" draw:z-index="5"><draw:image xlink:href="https://www.evernote.com/shard/s234/res/c908533d-7356-adfb-a39f-c039df5389f7" xlink:type="simple" xlink:show="embed" xlink:actuate="onLoad"/></draw:frame></text:p>
      <text:p text:style-name="P4">Z est l'ensemble des entiers.</text:p>
      <text:p text:style-name="Text_20_body"/>
      <text:h text:style-name="Heading_20_2" text:outline-level="2"><text:soft-page-break/>5.1/ Stationnarité</text:h>
      <text:p text:style-name="P4">La stationnarité est une notion centrale dans l'analyse de TS. La stationnarité c'est la persistance des informations de différents fragments de la TS, de longueur similaire mais à des temps différents. La présence de stationnarité permet d'avoir un modèle fiable (puisque les informations persistent).</text:p>
      <text:p text:style-name="Text_20_body"><text:span text:style-name="T5">Un processus X</text:span><text:span text:style-name="T6">t</text:span><text:span text:style-name="T5">, pour t appartenant à l'ensemble des entiers Z est dit stationnaire s'il vérifie deux propriétés</text:span><text:span text:style-name="T12"> :</text:span></text:p>
      <text:list xml:id="list4042628803" text:style-name="L9">
        <text:list-item>
          <text:p text:style-name="P19">pour tout t de Z,  E(X<text:span text:style-name="T11">t</text:span>) = µ,</text:p>
        </text:list-item>
        <text:list-item>
          <text:p text:style-name="P20">la covariance ne dépend que de l'intervalle séparant les deux instants, mais pas de l'instant t.</text:p>
        </text:list-item>
      </text:list>
      <text:p text:style-name="P4">Mathématiquement, cela se traduit par :</text:p>
      <text:p text:style-name="P4"><draw:frame draw:style-name="fr1" draw:name="Image7" text:anchor-type="as-char" svg:width="12.612cm" svg:height="1cm" draw:z-index="6"><draw:image xlink:href="https://www.evernote.com/shard/s234/res/e98837e2-d6e4-58da-fa27-6e62e8b92ad2" xlink:type="simple" xlink:show="embed" xlink:actuate="onLoad"/></draw:frame></text:p>
      <text:p text:style-name="Text_20_body"/>
      <text:h text:style-name="Heading_20_3" text:outline-level="3">5.1.2/ Modéliser par les processus stationnaire</text:h>
      <text:p text:style-name="P4">Des TS avec des tendances et/ou une saisonnalité ne seront pas immédiatement modélisables par des processus stationnaires (voir la démonstration <text:a xlink:type="simple" xlink:href="https://openclassrooms.com/fr/courses/4525371-analysez-et-modelisez-des-series-temporelles/5001211-decouvrez-les-processus-stationnaires" text:style-name="Internet_20_link" text:visited-style-name="Visited_20_Internet_20_Link">ici</text:a>). Dans ce cas, on travaillera sur une <text:span text:style-name="T5">différence de la série</text:span>.</text:p>
      <text:p text:style-name="P4">Comment obtenir une différence de la série ? :</text:p>
      <text:p text:style-name="P4"><draw:frame draw:style-name="fr1" draw:name="Image8" text:anchor-type="as-char" svg:width="9.737cm" svg:height="1cm" draw:z-index="7"><draw:image xlink:href="https://www.evernote.com/shard/s234/res/7ca9165f-90ef-1dd9-88f2-df03d5516f76" xlink:type="simple" xlink:show="embed" xlink:actuate="onLoad"/></draw:frame></text:p>
      <text:p text:style-name="Text_20_body"/>
      <text:h text:style-name="Heading_20_3" text:outline-level="3">5.1.3/ Mesure de la dépendance temporelle linéaire</text:h>
      <text:p text:style-name="Text_20_body">On a <text:span text:style-name="T5">deux mesures</text:span> de la dépendance temporelle linéaire :</text:p>
      <text:list xml:id="list2895555575" text:style-name="L10">
        <text:list-item>
          <text:p text:style-name="P21">l'autocorrélogramme simple,</text:p>
        </text:list-item>
        <text:list-item>
          <text:p text:style-name="P22">l'autocorrélogramme partiel.</text:p>
        </text:list-item>
      </text:list>
      <text:p text:style-name="P4">Ces deux mesures vont reposer sur l'usage de la<text:span text:style-name="T4"> </text:span><text:span text:style-name="T5">fonction d'autocovariance</text:span>. La fonction d'autocovariance mesure la covariance de X<text:span text:style-name="T11">t</text:span> avec X<text:span text:style-name="T11">t-h</text:span><text:span text:style-name="T13">.</text:span></text:p>
      <text:p text:style-name="P23"><text:span text:style-name="T3">Rappel</text:span> : On rappelle que la covariance de deux variables est l'étude de la direction, par rapport à leur moyenne respective, de ces variables. La covariance est utilisé dans le calcul de la corrélation, mais en diffère, puisque la corrélation c'est l'étude du sens, de la direction et de la force d'une relation entre deux ou plusieurs variables.</text:p>
      <text:p text:style-name="P23">Formule de l'autocovariance :</text:p>
      <text:p text:style-name="P4"><draw:frame draw:style-name="fr1" draw:name="Image9" text:anchor-type="as-char" svg:width="2cm" svg:height="1cm" draw:z-index="8"><draw:image xlink:href="https://www.evernote.com/shard/s234/res/d231347b-3847-0ba9-6488-383d0e9e93ac" xlink:type="simple" xlink:show="embed" xlink:actuate="onLoad"/></draw:frame></text:p>
      <text:p text:style-name="Text_20_body"><text:span text:style-name="T5">Propriétés</text:span> :</text:p>
      <text:list xml:id="list2614502542" text:style-name="L11">
        <text:list-item>
          <text:p text:style-name="P24">la fonction d'autocovariance est applicable sur un processus X stationnaire.</text:p>
        </text:list-item>
        <text:list-item>
          <text:p text:style-name="P24">h, t appartiennent à Z.</text:p>
        </text:list-item>
        <text:list-item>
          <text:p text:style-name="P25">γ est une fonction symétrique.</text:p>
        </text:list-item>
      </text:list>
      <text:p text:style-name="P4"/>
      <text:p text:style-name="P4">Autocorrélogramme simple :</text:p>
      <text:p text:style-name="P4"><draw:frame draw:style-name="fr1" draw:name="Image10" text:anchor-type="as-char" svg:width="12.136cm" svg:height="1cm" draw:z-index="9"><draw:image xlink:href="https://www.evernote.com/shard/s234/res/456bf90a-8622-71b1-be26-5ad337b7b6fe" xlink:type="simple" xlink:show="embed" xlink:actuate="onLoad"/></draw:frame></text:p>
      <text:p text:style-name="P4"><text:span text:style-name="T2">Remarque</text:span> : il semble que cette fonction soit simplement une normalisation.</text:p>
      <text:p text:style-name="P4"><text:soft-page-break/></text:p>
      <text:p text:style-name="P4">Autocorrélogramme partiel :</text:p>
      <text:p text:style-name="P4"><draw:frame draw:style-name="fr1" draw:name="Image11" text:anchor-type="as-char" svg:width="10.354cm" svg:height="1cm" draw:z-index="10"><draw:image xlink:href="https://www.evernote.com/shard/s234/res/a7180cae-c249-f79a-2bfd-b9f33b5bbdff" xlink:type="simple" xlink:show="embed" xlink:actuate="onLoad"/></draw:frame></text:p>
      <text:p text:style-name="Text_20_body"/>
      <text:h text:style-name="Heading_20_3" text:outline-level="3">5.1.4/ Estimer des moments d'un processus stationnaire</text:h>
      <text:p text:style-name="Text_20_body">On rappelle qu'on a vu dans les parties précédentes des fonctions, telles que :</text:p>
      <text:list xml:id="list57472831" text:style-name="L12">
        <text:list-item>
          <text:p text:style-name="P28">µ pour la stationnarité,</text:p>
        </text:list-item>
        <text:list-item>
          <text:p text:style-name="P28">l'autocovariance,</text:p>
        </text:list-item>
        <text:list-item>
          <text:p text:style-name="P29">[...]</text:p>
        </text:list-item>
      </text:list>
      <text:p text:style-name="P4">Nous pouvons utiliser des estimateurs de ces fonctions :</text:p>
      <text:p text:style-name="P4"><draw:frame draw:style-name="fr1" draw:name="Image12" text:anchor-type="as-char" svg:width="10.037cm" svg:height="1cm" draw:z-index="11"><draw:image xlink:href="https://www.evernote.com/shard/s234/res/f5494d19-6cd1-cefe-8fe6-e97122073ba9" xlink:type="simple" xlink:show="embed" xlink:actuate="onLoad"/></draw:frame></text:p>
      <text:p text:style-name="Text_20_body">On rappelle que :</text:p>
      <text:list xml:id="list2923330401" text:style-name="L13">
        <text:list-item>
          <text:p text:style-name="P30">la régression linéaire utilise également des estimateurs,</text:p>
        </text:list-item>
        <text:list-item>
          <text:p text:style-name="P31">les estimateurs sont des "possibles" de la valeur réelle.</text:p>
        </text:list-item>
      </text:list>
      <text:p text:style-name="Text_20_body">Remarques :</text:p>
      <text:list xml:id="list1475823893" text:style-name="L14">
        <text:list-item>
          <text:p text:style-name="P26">Estimer γˆ(h), pour des valeurs élevées de h peut devenir difficile. On va utiliser 25% du jeu de données.</text:p>
        </text:list-item>
        <text:list-item>
          <text:p text:style-name="P26">Un processus non stationnaire peut faire l'objet de ces calculs. Il faudra donc vérifier la pertinence des résultats.</text:p>
        </text:list-item>
        <text:list-item>
          <text:p text:style-name="P27">Les estimateurs des autocorrélogrammes partiels se déduisent de l'autocorrélogramme simple avec lequel on associe l'algorithme de Durbin-Levinson.</text:p>
        </text:list-item>
      </text:list>
      <text:p text:style-name="Text_20_body"/>
      <text:h text:style-name="Heading_20_3" text:outline-level="3">5.1.5/ Tester la blancheur des résidus</text:h>
      <text:p text:style-name="P4"/>
      <text:p text:style-name="Text_20_body">Dans le cadre du modèle ARMA, les <text:span text:style-name="T5">résidus doivent être "blancs"</text:span>. Pour tester la blancheur des résidus, on utilise l'autocorrélogramme simple. On considère le test suivant :</text:p>
      <text:list xml:id="list2440051337" text:style-name="L15">
        <text:list-item>
          <text:p text:style-name="P32">H0 : X<text:span text:style-name="T14">t</text:span>, pour t appartenant à Z est un bruit blanc.</text:p>
        </text:list-item>
        <text:list-item>
          <text:p text:style-name="P33">H1 : X<text:span text:style-name="T14">t</text:span>, pour t appartenant à Z n'est pas un bruit blanc.</text:p>
        </text:list-item>
      </text:list>
      <text:p text:style-name="P4">On va considérer la <text:a xlink:type="simple" xlink:href="https://www.math.univ-toulouse.fr/~agarivie/Telecom/slidesMAS/Mainassara.pdf" text:style-name="Internet_20_link" text:visited-style-name="Visited_20_Internet_20_Link">statistique de Portmanteau</text:a> :</text:p>
      <text:p text:style-name="P4"><draw:frame draw:style-name="fr1" draw:name="Image13" text:anchor-type="as-char" svg:width="2cm" svg:height="1cm" draw:z-index="12"><draw:image xlink:href="https://www.evernote.com/shard/s234/res/8d622635-51f7-f5a7-0147-decc7ad832f2" xlink:type="simple" xlink:show="embed" xlink:actuate="onLoad"/></draw:frame></text:p>
      <text:p text:style-name="P4">Avec k un nombre de valeurs (inférieure à 25%).</text:p>
      <text:p text:style-name="P4">On rappelle que le bruit blanc a pour propriété un autocorrélogramme faible voire égal à 0. Si Q est trop grand, alors on ne peut conclure sur un bruit blanc.</text:p>
      <text:p text:style-name="P4"><draw:frame draw:style-name="fr1" draw:name="Image14" text:anchor-type="as-char" svg:width="11.748cm" svg:height="1cm" draw:z-index="13"><draw:image xlink:href="https://www.evernote.com/shard/s234/res/665f8dfe-39fc-161c-17ad-72d3188a3d73" xlink:type="simple" xlink:show="embed" xlink:actuate="onLoad"/></draw:frame></text:p>
      <text:p text:style-name="P4"/>
      <text:p text:style-name="Text_20_body"/>
      <text:h text:style-name="Heading_20_3" text:outline-level="3"><text:soft-page-break/>5.1.6/ Vers le modèle ARMA</text:h>
      <text:p text:style-name="Text_20_body">Conditions d'utilisation :</text:p>
      <text:list xml:id="list2798125596" text:style-name="L16">
        <text:list-item>
          <text:p text:style-name="P34">le processus sur lequel on l'applique doit être stationnaire (décomposition de Wold).</text:p>
        </text:list-item>
      </text:list>
      <text:p text:style-name="P4"/>
      <text:p text:style-name="P4">Méthode de calcul :</text:p>
      <text:p text:style-name="P4"/>
      <text:p text:style-name="Text_20_body">Conditions de validités :</text:p>
      <text:list xml:id="list1622637175" text:style-name="L17">
        <text:list-item>
          <text:p text:style-name="P35">les résidus du modèle doivent être blanc (autocorrélogramme simple).</text:p>
        </text:list-item>
      </text:list>
      <text:p text:style-name="P4"/>
      <text:p text:style-name="P4"/>
      <text:p text:style-name="Text_20_body">Propriétés :</text:p>
      <text:list xml:id="list2018853455" text:style-name="L18">
        <text:list-item>
          <text:p text:style-name="P36">modèle linéaire.</text:p>
        </text:list-item>
      </text:list>
      <text:h text:style-name="Heading_20_2" text:outline-level="2">5.2/ <text:span text:style-name="T3">Les processus AR, MA et ARMA (fondements théoriques)</text:span></text:h>
      <text:p text:style-name="P4">Au chapitre 4 nous avons vu comment vérifier les conditions de validité d'un modèle ARMA. Nous allons nous intéresser aux différents composants de ce modèle.</text:p>
      <text:p text:style-name="P4"/>
      <text:p text:style-name="P4">Au cours de cette partie, nous allons considérer que la TS X<text:span text:style-name="T11">t</text:span> est <text:span text:style-name="T2">centrée</text:span> (donc on a retranché la moyenne). Attention cependant aux indications contraires. Dans le cas où X<text:span text:style-name="T11">t</text:span> ne serait pas centré, on peut centrer la TS avec :</text:p>
      <text:p text:style-name="P37">Y<text:span text:style-name="T11">t</text:span> = X<text:span text:style-name="T11">t</text:span> - µ<text:span text:style-name="T11">t</text:span></text:p>
      <text:p text:style-name="Text_20_body"/>
      <text:h text:style-name="Heading_20_3" text:outline-level="3">5.2.1/ Les processus AR</text:h>
      <text:p text:style-name="P4"><text:span text:style-name="T3">Définition</text:span> : un processus stationnaire X<text:span text:style-name="T11">t</text:span> est AR (<text:span text:style-name="T1">autoregressive</text:span>) d'ordre p ( noté AR(p) ), s'il vérifie :</text:p>
      <text:p text:style-name="P4"><draw:frame draw:style-name="fr1" draw:name="Image15" text:anchor-type="as-char" svg:width="9.948cm" svg:height="1cm" draw:z-index="14"><draw:image xlink:href="https://www.evernote.com/shard/s234/res/7ab4bb1b-db7b-ad25-8e79-239a579b19de" xlink:type="simple" xlink:show="embed" xlink:actuate="onLoad"/></draw:frame></text:p>
      <text:p text:style-name="P4">Autrement dit : X<text:span text:style-name="T11">t</text:span> est la somme des produits de toutes les valeurs qui le précèdent.</text:p>
      <text:p text:style-name="P4"/>
      <text:p text:style-name="Text_20_body"><text:span text:style-name="T3">Caractérisation</text:span> :</text:p>
      <text:list xml:id="list1827342390" text:style-name="L19">
        <text:list-item>
          <text:p text:style-name="P38">si X<text:span text:style-name="T11">t</text:span> est un processus AR(p), alors ses autocorrélations partielles s'annulent.</text:p>
        </text:list-item>
        <text:list-item>
          <text:p text:style-name="P38">Les autocorrélations partielles s'annulant pour un processus X<text:span text:style-name="T11">t</text:span> stationnaire impliquent un processus AR(p).</text:p>
        </text:list-item>
        <text:list-item>
          <text:p text:style-name="P39">Les autocorrélations simples décroissent vers 0 (exponentielle ou sinusoïdale amortie).</text:p>
        </text:list-item>
      </text:list>
      <text:p text:style-name="Text_20_body"/>
      <text:h text:style-name="Heading_20_3" text:outline-level="3">5.2.2/ Les processus MA</text:h>
      <text:p text:style-name="P4">Un processus stationnaire X<text:span text:style-name="T11">t</text:span> est considéré comme un processus MA (<text:span text:style-name="T1">moving average</text:span>) d'ordre q, noté MA(q), si :</text:p>
      <text:p text:style-name="P4"><text:soft-page-break/><draw:frame draw:style-name="fr1" draw:name="Image16" text:anchor-type="as-char" svg:width="10.724cm" svg:height="1cm" draw:z-index="15"><draw:image xlink:href="https://www.evernote.com/shard/s234/res/83ac7ef1-b1b8-c79b-4eef-bf2611019e88" xlink:type="simple" xlink:show="embed" xlink:actuate="onLoad"/></draw:frame></text:p>
      <text:p text:style-name="P4">Autrement dit, X<text:span text:style-name="T11">t</text:span> est le résultat d'une combinaison linéaire de son résidu et de perturbations décorrélées (le bruit blanc et son passé).</text:p>
      <text:p text:style-name="P4"/>
      <text:p text:style-name="Text_20_body">Caractéristiques :</text:p>
      <text:list xml:id="list1056421840" text:style-name="L20">
        <text:list-item>
          <text:p text:style-name="P40">Ses autocorrélations simples sont nulles.</text:p>
        </text:list-item>
      </text:list>
      <text:p text:style-name="Text_20_body"/>
      <text:h text:style-name="Heading_20_3" text:outline-level="3">5.2.3/ Les processus ARMA</text:h>
      <text:p text:style-name="P4">On considère un bruit blanc fiable noté <text:span text:style-name="T9">ε</text:span><text:span text:style-name="T10">t</text:span><text:span text:style-name="T8">, pour t de l'ensemble Z,</text:span> avec une variance de σ².</text:p>
      <text:p text:style-name="P4">On dit qu'un processus X<text:span text:style-name="T7">t</text:span> stationnaire est un processus ARMA (<text:span text:style-name="T1">autoregressive moving average</text:span>) d'ordre p,q, noté ARMA(p,q) si :</text:p>
      <text:p text:style-name="P4"><draw:frame draw:style-name="fr1" draw:name="Image17" text:anchor-type="as-char" svg:width="12.841cm" svg:height="1cm" draw:z-index="16"><draw:image xlink:href="https://www.evernote.com/shard/s234/res/e2b41252-01f1-89c8-69fa-f4a1cd067df8" xlink:type="simple" xlink:show="embed" xlink:actuate="onLoad"/></draw:frame></text:p>
      <text:p text:style-name="Text_20_body">Les processus ARMA sont donc :</text:p>
      <text:list xml:id="list2446454166" text:style-name="L21">
        <text:list-item>
          <text:p text:style-name="P41">une combinaison des processus AR et MA.</text:p>
        </text:list-item>
      </text:list>
      <text:p text:style-name="Text_20_body">Caractérisation :</text:p>
      <text:list xml:id="list2500621862" text:style-name="L22">
        <text:list-item>
          <text:p text:style-name="P42">les autocorrélations simples décroissent vers 0.</text:p>
        </text:list-item>
      </text:list>
      <text:p text:style-name="Text_20_body"/>
      <text:h text:style-name="Heading_20_2" text:outline-level="2">5.3/ Les processus ARIMA et SARIMA</text:h>
      <text:p text:style-name="Text_20_body">C'est processus permettent de modéliser des TS non stationnaires.</text:p>
      <text:h text:style-name="Heading_20_3" text:outline-level="3">5.3.1/ Processus ARIMA</text:h>
      <text:p text:style-name="P4">On dit que la TS Xt, t appartenant aux entiers naturels N, est un processus ARIMA (<text:span text:style-name="T1">autoregressive integrated moving average</text:span>) d'ordre p, d, q ( noté alors ARIMA(p,d,q) ), si :</text:p>
      <text:p text:style-name="P4"><draw:frame draw:style-name="fr1" draw:name="Image18" text:anchor-type="as-char" svg:width="11.906cm" svg:height="1cm" draw:z-index="17"><draw:image xlink:href="https://www.evernote.com/shard/s234/res/96342834-c574-c9c2-bc21-ec2d31c85658" xlink:type="simple" xlink:show="embed" xlink:actuate="onLoad"/></draw:frame></text:p>
      <text:p text:style-name="Text_20_body"/>
      <text:h text:style-name="Heading_20_3" text:outline-level="3">5.3.2/ Processus SARIMA</text:h>
      <text:p text:style-name="P4">On dit qu'un processus X<text:span text:style-name="T11">t</text:span>, pour t appartenant aux entiers naturels N, est un processus SARIMA (<text:span text:style-name="T1">seasonal autoregressive integrated moving average</text:span>) d'ordre p, d, q ( noté alors SARIMA(p,d,q) ), si :</text:p>
      <text:p text:style-name="P4"><draw:frame draw:style-name="fr1" draw:name="Image19" text:anchor-type="as-char" svg:width="11.748cm" svg:height="1cm" draw:z-index="18"><draw:image xlink:href="https://www.evernote.com/shard/s234/res/7e3225b6-776e-12a2-c0d6-2b142128204e" xlink:type="simple" xlink:show="embed" xlink:actuate="onLoad"/></draw:frame></text:p>
      <text:p text:style-name="Text_20_body">A propos du modèle SARIMA :</text:p>
      <text:list xml:id="list3990224838" text:style-name="L23">
        <text:list-item>
          <text:p text:style-name="P43">le processus Xt doit <text:span text:style-name="T5">comporter une saisonnalité</text:span>,</text:p>
        </text:list-item>
        <text:list-item>
          <text:p text:style-name="P44">estimer un modèle SARIMA revient à estimer un modèle ARMA sur une série différenciée.</text:p>
        </text:list-item>
      </text:list>
      <text:p text:style-name="Text_20_body"/>
      <text:h text:style-name="Heading_20_2" text:outline-level="2"><text:soft-page-break/>5.4/ Entraîner des modèles SARIMA</text:h>
      <text:p text:style-name="Text_20_body"/>
      <text:h text:style-name="Heading_20_3" text:outline-level="3">5.4.1/ Synthèse</text:h>
      <text:p text:style-name="Text_20_body">Dans cette sous-partie, on va voir comment réaliser puis entraîner un modèle (le cas SARIMA) en suivant les étapes suivantes :</text:p>
      <text:list xml:id="list4111607280" text:style-name="L24">
        <text:list-item>
          <text:p text:style-name="P45">Stationnarisation (si nécessaire).</text:p>
        </text:list-item>
        <text:list-item>
          <text:p text:style-name="P45">Identification des modèles potentiels.</text:p>
        </text:list-item>
        <text:list-item>
          <text:p text:style-name="P45">Estimations des modèles potentiels.</text:p>
        </text:list-item>
        <text:list-item>
          <text:p text:style-name="P45">Vérification des modèles potentiels.</text:p>
        </text:list-item>
        <text:list-item>
          <text:p text:style-name="P45">Choix définitif du modèle.</text:p>
        </text:list-item>
        <text:list-item>
          <text:p text:style-name="P45">Prévision à l'aide du modèle.</text:p>
        </text:list-item>
        <text:list-item>
          <text:p text:style-name="P46">Analyse de la prévision.</text:p>
        </text:list-item>
      </text:list>
      <text:p text:style-name="Text_20_body"/>
      <text:h text:style-name="Heading_20_3" text:outline-level="3">5.4.2/ Stationnariser</text:h>
      <text:p text:style-name="P4"/>
      <text:p text:style-name="Text_20_body">Les TS avec une tendance/saisonnalité ne sont pas modélisables par un modèle ARMA. Il faut donc stationnariser la TS avant modélisation. Plusieurs méthodes sont envisageables :</text:p>
      <text:list xml:id="list2940302961" text:style-name="L25">
        <text:list-item>
          <text:p text:style-name="P47">Décomposition saisonnière : on retire la tendance et la saison.</text:p>
        </text:list-item>
        <text:list-item>
          <text:p text:style-name="P47">Différenciation :</text:p>
        </text:list-item>
        <text:list-item>
          <text:p text:style-name="P47">Méthode de Box-Cox :</text:p>
        </text:list-item>
        <text:list-item>
          <text:p text:style-name="P48">Méthode empirique :</text:p>
        </text:list-item>
      </text:list>
      <text:p text:style-name="P4"/>
      <text:p text:style-name="P4"/>
      <text:p text:style-name="P4"/>
      <text:p text:style-name="P4"/>
      <text:p text:style-name="P4"/>
      <text:p text:style-name="Text_20_body"/>
      <text:h text:style-name="Heading_20_3" text:outline-level="3">5.4.3/ Identification à priori des modèles potentiels</text:h>
      <text:p text:style-name="P4"/>
      <text:p text:style-name="P4"/>
      <text:p text:style-name="P4"/>
      <text:p text:style-name="P4"/>
      <text:p text:style-name="P4"/>
      <text:p text:style-name="P4"/>
      <text:p text:style-name="P4"/>
      <text:p text:style-name="Text_20_body"/>
      <text:h text:style-name="Heading_20_3" text:outline-level="3">5.4.4/ Estimations des modèles potentiels</text:h>
      <text:p text:style-name="P4"/>
      <text:p text:style-name="P4"><text:soft-page-break/></text:p>
      <text:p text:style-name="P4"/>
      <text:p text:style-name="P4"/>
      <text:p text:style-name="P4"/>
      <text:p text:style-name="Text_20_body"/>
      <text:h text:style-name="Heading_20_3" text:outline-level="3">5.4.5/ Vérification des modèles potentiels</text:h>
      <text:p text:style-name="P4"/>
      <text:p text:style-name="P4"/>
      <text:p text:style-name="P4"/>
      <text:p text:style-name="P4"/>
      <text:p text:style-name="Text_20_body"/>
      <text:h text:style-name="Heading_20_3" text:outline-level="3">5.4.6/ Choix définitif du modèle</text:h>
      <text:p text:style-name="P4"/>
      <text:p text:style-name="P4"/>
      <text:p text:style-name="P4"/>
      <text:p text:style-name="Text_20_body"/>
      <text:h text:style-name="Heading_20_3" text:outline-level="3">5.4.7/ Prévision à l'aide du modèle</text:h>
      <text:p text:style-name="P4"/>
      <text:p text:style-name="P4"/>
      <text:p text:style-name="P4"/>
      <text:p text:style-name="Text_20_body"/>
      <text:h text:style-name="Heading_20_3" text:outline-level="3">5.4.8/ Analyse de la prévision</text:h>
      <text:p text:style-name="P4"/>
      <text:p text:style-name="P4"/>
      <text:p text:style-name="P4"/>
      <text:p text:style-name="P4"><text:span text:style-name="T2">Remarque</text:span> : on s'est concentré principalement sur la prévision classique et la compréhension des données. Les modèles de prévision, en dehors du ARMA n'ont pas été traité. On a aussi travaillé sur la méthode de lissage pour du prévisionnel déterministe. Comme actuellement, je ne maîtrise pas le ML, j'ai pas essayé d'en faire malgré la présence du script.</text:p>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3T07:29:21.662000000</meta:creation-date>
    <dc:date>2023-10-03T07:33:49.788000000</dc:date>
    <meta:editing-duration>PT4M28S</meta:editing-duration>
    <meta:editing-cycles>2</meta:editing-cycles>
    <meta:generator>LibreOffice/7.3.2.2$Windows_x86 LibreOffice_project/49f2b1bff42cfccbd8f788c8dc32c1c309559be0</meta:generator>
    <meta:document-statistic meta:table-count="0" meta:image-count="19" meta:object-count="0" meta:page-count="11" meta:paragraph-count="192" meta:word-count="1865" meta:character-count="11528" meta:non-whitespace-character-count="9896"/>
  </office:meta>
</office:document-meta>
</file>